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Noto Sans" svg:font-family="'Noto Sans'" style:font-family-generic="swiss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447cm" fo:margin-left="-0.035cm" table:align="left"/>
    </style:style>
    <style:style style:name="Table1.A" style:family="table-column">
      <style:table-column-properties style:column-width="17.447cm"/>
    </style:style>
    <style:style style:name="Table1.A1" style:family="table-cell">
      <style:table-cell-properties fo:padding="0.049cm" fo:border="1pt solid #000000" style:writing-mode="lr-tb"/>
    </style:style>
    <style:style style:name="Table1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 style:writing-mode="lr-tb"/>
    </style:style>
    <style:style style:name="P1" style:family="paragraph" style:parent-style-name="Header">
      <style:paragraph-properties fo:margin-top="0cm" fo:margin-bottom="0.423cm" style:contextual-spacing="false"/>
      <style:text-properties fo:font-size="10pt" fo:font-style="italic" fo:font-weight="bold" style:font-size-asian="10pt" style:font-style-asian="italic" style:font-weight-asian="bold" style:font-size-complex="10pt"/>
    </style:style>
    <style:style style:name="P2" style:family="paragraph" style:parent-style-name="Footer">
      <style:paragraph-properties fo:text-align="center" style:justify-single-word="false" style:border-line-width="0.018cm 0.018cm 0.018cm" fo:padding="0.035cm" fo:border="1.5pt double #000000" style:shadow="none"/>
    </style:style>
    <style:style style:name="P3" style:family="paragraph" style:parent-style-name="Standard">
      <style:paragraph-properties fo:text-align="center" style:justify-single-word="false"/>
      <style:text-properties style:font-name="Garamond" fo:font-size="14pt" style:font-size-asian="14pt" style:font-size-complex="14pt"/>
    </style:style>
    <style:style style:name="P4" style:family="paragraph" style:parent-style-name="Text_20_body">
      <style:paragraph-properties>
        <style:tab-stops>
          <style:tab-stop style:position="5.398cm"/>
        </style:tab-stops>
      </style:paragraph-properties>
    </style:style>
    <style:style style:name="P5" style:family="paragraph" style:parent-style-name="Text_20_body">
      <style:text-properties style:font-name="Garamond" fo:font-size="10pt" style:font-size-asian="10pt" style:font-size-complex="10pt"/>
    </style:style>
    <style:style style:name="P6" style:family="paragraph" style:parent-style-name="Table_20_Contents">
      <style:paragraph-properties fo:margin-top="0cm" fo:margin-bottom="0.499cm" style:contextual-spacing="false"/>
      <style:text-properties style:font-name="Garamond"/>
    </style:style>
    <style:style style:name="P7" style:family="paragraph" style:parent-style-name="Table_20_Contents">
      <style:paragraph-properties fo:margin-top="0cm" fo:margin-bottom="0.499cm" style:contextual-spacing="false"/>
      <style:text-properties style:font-name="Garamond" fo:font-size="10pt" fo:font-weight="bold" style:font-size-asian="10pt" style:font-weight-asian="bold" style:font-size-complex="10pt"/>
    </style:style>
    <style:style style:name="P8" style:family="paragraph" style:parent-style-name="Table_20_Contents">
      <style:paragraph-properties fo:margin-top="0cm" fo:margin-bottom="0.499cm" style:contextual-spacing="false"/>
      <style:text-properties style:font-name="Garamond" fo:font-size="10pt" style:font-size-asian="10pt" style:font-size-complex="10pt"/>
    </style:style>
    <style:style style:name="P9" style:family="paragraph" style:parent-style-name="Table_20_Contents">
      <style:paragraph-properties fo:margin-left="1.27cm" fo:margin-right="0cm" fo:margin-top="0cm" fo:margin-bottom="0.499cm" style:contextual-spacing="false" fo:text-indent="-0.635cm" style:auto-text-indent="false">
        <style:tab-stops/>
      </style:paragraph-properties>
      <style:text-properties style:font-name="Garamond" fo:font-size="10pt" style:font-size-asian="10pt" style:font-size-complex="10pt"/>
    </style:style>
    <style:style style:name="P10" style:family="paragraph" style:parent-style-name="Standard" style:master-page-name="MP0">
      <style:paragraph-properties fo:text-align="center" style:justify-single-word="false" style:page-number="auto" fo:break-before="page"/>
      <style:text-properties style:font-name="Garamond" fo:font-size="14pt" style:font-size-asian="14pt" style:font-size-complex="14pt"/>
    </style:style>
    <style:style style:name="P11" style:family="paragraph" style:parent-style-name="Table_20_Contents" style:list-style-name="L317">
      <style:paragraph-properties fo:margin-top="0cm" fo:margin-bottom="0.499cm" style:contextual-spacing="false"/>
      <style:text-properties style:font-name="Garamond" fo:font-size="10pt" style:font-size-asian="10pt" style:font-size-complex="10pt"/>
    </style:style>
    <style:style style:name="P12" style:family="paragraph" style:parent-style-name="Table_20_Contents">
      <style:paragraph-properties fo:margin-left="1.27cm" fo:margin-right="0cm" fo:margin-top="0cm" fo:margin-bottom="0.499cm" style:contextual-spacing="false" fo:text-indent="0cm" style:auto-text-indent="false">
        <style:tab-stops/>
      </style:paragraph-properties>
      <style:text-properties style:font-name="Garamond" fo:font-size="10pt" officeooo:rsid="001c840a" officeooo:paragraph-rsid="001c840a" style:font-size-asian="10pt" style:font-size-complex="10pt"/>
    </style:style>
    <style:style style:name="P13" style:family="paragraph" style:parent-style-name="Table_20_Contents">
      <style:paragraph-properties fo:margin-left="1.27cm" fo:margin-right="0cm" fo:margin-top="0cm" fo:margin-bottom="0.499cm" style:contextual-spacing="false" fo:text-indent="0cm" style:auto-text-indent="false">
        <style:tab-stops/>
      </style:paragraph-properties>
      <style:text-properties style:font-name="Garamond" fo:font-size="10pt" officeooo:rsid="001d1f01" officeooo:paragraph-rsid="001d1f01" style:font-size-asian="10pt" style:font-size-complex="10pt"/>
    </style:style>
    <style:style style:name="T1" style:family="text">
      <style:text-properties style:font-name="Verdana" fo:font-size="6pt" style:font-size-asian="6pt" style:font-size-complex="6pt"/>
    </style:style>
    <style:style style:name="T2" style:family="text">
      <style:text-properties style:font-name="Garamond" fo:font-size="10pt" style:font-size-asian="10pt" style:font-size-complex="10pt"/>
    </style:style>
    <style:style style:name="T3" style:family="text">
      <style:text-properties officeooo:rsid="001beea5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S 192 Software Engineering II</text:p>
      <text:p text:style-name="P3">Lessons Learned Report</text:p>
      <text:p text:style-name="P4"><text:span text:style-name="Default_20_Paragraph_20_Font"><text:span text:style-name="T2"><office:annotation><dc:date>2015-02-03T16:20:00</dc:date><text:p>&lt;!--[if gte mso 9]&gt;&lt;xml&gt;</text:p><text:p><text:s/>&lt;w:WordDocument&gt;</text:p><text:p><text:s text:c="2"/>&lt;w:View&gt;Normal&lt;/w:View&gt;</text:p><text:p><text:s text:c="2"/>&lt;w:Zoom&gt;0&lt;/w:Zoom&gt;</text:p><text:p><text:s text:c="2"/>&lt;w:TrackMoves/&gt;</text:p><text:p><text:s text:c="2"/>&lt;w:TrackFormatting/&gt;</text:p><text:p><text:s text:c="2"/>&lt;w:PunctuationKerning/&gt;</text:p><text:p><text:s text:c="2"/>&lt;w:ValidateAgainstSchemas/&gt;</text:p><text:p><text:s text:c="2"/>&lt;w:SaveIfXMLInvalid&gt;false&lt;/w:SaveIfXMLInvalid&gt;</text:p><text:p><text:s text:c="2"/>&lt;w:IgnoreMixedContent&gt;false&lt;/w:IgnoreMixedContent&gt;</text:p><text:p><text:s text:c="2"/>&lt;w:AlwaysShowPlaceholderText&gt;false&lt;/w:AlwaysShowPlaceholderText&gt;</text:p><text:p><text:s text:c="2"/>&lt;w:DoNotPromoteQF/&gt;</text:p><text:p><text:s text:c="2"/>&lt;w:LidThemeOther&gt;EN-US&lt;/w:LidThemeOther&gt;</text:p><text:p><text:s text:c="2"/>&lt;w:LidThemeAsian&gt;JA&lt;/w:LidThemeAsian&gt;</text:p><text:p><text:s text:c="2"/>&lt;w:LidThemeComplexScript&gt;X-NONE&lt;/w:LidThemeComplexScript&gt;</text:p><text:p><text:s text:c="2"/>&lt;w:Compatibility&gt;</text:p><text:p><text:s text:c="3"/>&lt;w:BreakWrappedTables/&gt;</text:p><text:p><text:s text:c="3"/>&lt;w:SnapToGridInCell/&gt;</text:p><text:p><text:s text:c="3"/>&lt;w:WrapTextWithPunct/&gt;</text:p><text:p><text:s text:c="3"/>&lt;w:UseAsianBreakRules/&gt;</text:p><text:p><text:s text:c="3"/>&lt;w:DontGrowAutofit/&gt;</text:p><text:p><text:s text:c="3"/>&lt;w:SplitPgBreakAndParaMark/&gt;</text:p><text:p><text:s text:c="3"/>&lt;w:EnableOpenTypeKerning/&gt;</text:p><text:p><text:s text:c="3"/>&lt;w:DontFlipMirrorIndents/&gt;</text:p><text:p><text:s text:c="3"/>&lt;w:OverrideTableStyleHps/&gt;</text:p><text:p><text:s text:c="2"/>&lt;/w:Compatibility&gt;</text:p><text:p><text:s text:c="2"/>&lt;m:mathPr&gt;</text:p><text:p><text:s text:c="3"/>&lt;m:mathFont m:val="Cambria Math"/&gt;</text:p><text:p><text:s text:c="3"/>&lt;m:brkBin m:val="before"/&gt;</text:p><text:p><text:s text:c="3"/>&lt;m:brkBinSub m:val="&amp;#45;-"/&gt;</text:p><text:p><text:s text:c="3"/>&lt;m:smallFrac m:val="off"/&gt;</text:p><text:p><text:s text:c="3"/>&lt;m:dispDef/&gt;</text:p><text:p><text:s text:c="3"/>&lt;m:lMargin m:val="0"/&gt;</text:p><text:p><text:s text:c="3"/>&lt;m:rMargin m:val="0"/&gt;</text:p><text:p><text:s text:c="3"/>&lt;m:defJc m:val="centerGroup"/&gt;</text:p><text:p><text:s text:c="3"/>&lt;m:wrapIndent m:val="1440"/&gt;</text:p><text:p><text:s text:c="3"/>&lt;m:intLim m:val="subSup"/&gt;</text:p><text:p><text:s text:c="3"/>&lt;m:naryLim m:val="undOvr"/&gt;</text:p><text:p><text:s text:c="2"/>&lt;/m:mathPr&gt;&lt;/w:WordDocument&gt;</text:p><text:p>&lt;/xml&gt;&lt;![endif]--&gt;</text:p></office:annotation></text:span></text:span><text:span text:style-name="Default_20_Paragraph_20_Font"><text:span text:style-name="T2"><office:annotation><dc:date>2015-02-03T16:20:00</dc:date><text:p>&lt;!--[if gte mso 9]&gt;&lt;xml&gt;</text:p><text:p><text:s/>&lt;w:LatentStyles DefLockedState="false" DefUnhideWhenUsed="true"</text:p><text:p><text:s text:c="2"/>DefSemiHidden="true" DefQFormat="false" DefPriority="99"</text:p><text:p><text:s text:c="2"/>LatentStyleCount="276"&gt;</text:p><text:p><text:s text:c="2"/>&lt;w:LsdException Locked="false" Priority="0" SemiHidden="false"</text:p><text:p><text:s text:c="3"/>UnhideWhenUsed="false" QFormat="true" Name="Normal"/&gt;</text:p><text:p><text:s text:c="2"/>&lt;w:LsdException Locked="false" Priority="9" SemiHidden="false"</text:p><text:p><text:s text:c="3"/>UnhideWhenUsed="false" QFormat="true" Name="heading 1"/&gt;</text:p><text:p><text:s text:c="2"/>&lt;w:LsdException Locked="false" Priority="9" QFormat="true" Name="heading 2"/&gt;</text:p><text:p><text:s text:c="2"/>&lt;w:LsdException Locked="false" Priority="9" QFormat="true" Name="heading 3"/&gt;</text:p><text:p><text:s text:c="2"/>&lt;w:LsdException Locked="false" Priority="9" QFormat="true" Name="heading 4"/&gt;</text:p><text:p><text:s text:c="2"/>&lt;w:LsdException Locked="false" Priority="9" QFormat="true" Name="heading 5"/&gt;</text:p><text:p><text:s text:c="2"/>&lt;w:LsdException Locked="false" Priority="9" QFormat="true" Name="heading 6"/&gt;</text:p><text:p><text:s text:c="2"/>&lt;w:LsdException Locked="false" Priority="9" QFormat="true" Name="heading 7"/&gt;</text:p><text:p><text:s text:c="2"/>&lt;w:LsdException Locked="false" Priority="9" QFormat="true" Name="heading 8"/&gt;</text:p><text:p><text:s text:c="2"/>&lt;w:LsdException Locked="false" Priority="9" QFormat="true" Name="heading 9"/&gt;</text:p><text:p><text:s text:c="2"/>&lt;w:LsdException Locked="false" Priority="39" Name="toc 1"/&gt;</text:p><text:p><text:s text:c="2"/>&lt;w:LsdException Locked="false" Priority="39" Name="toc 2"/&gt;</text:p><text:p><text:s text:c="2"/>&lt;w:LsdException Locked="false" Priority="39" Name="toc 3"/&gt;</text:p><text:p><text:s text:c="2"/>&lt;w:LsdException Locked="false" Priority="39" Name="toc 4"/&gt;</text:p><text:p><text:s text:c="2"/>&lt;w:LsdException Locked="false" Priority="39" Name="toc 5"/&gt;</text:p><text:p><text:s text:c="2"/>&lt;w:LsdException Locked="false" Priority="39" Name="toc 6"/&gt;</text:p><text:p><text:s text:c="2"/>&lt;w:LsdException Locked="false" Priority="39" Name="toc 7"/&gt;</text:p><text:p><text:s text:c="2"/>&lt;w:LsdException Locked="false" Priority="39" Name="toc 8"/&gt;</text:p><text:p><text:s text:c="2"/>&lt;w:LsdException Locked="false" Priority="39" Name="toc 9"/&gt;</text:p><text:p><text:s text:c="2"/>&lt;w:LsdException Locked="false" Priority="0" Name="header"/&gt;</text:p><text:p><text:s text:c="2"/>&lt;w:LsdException Locked="false" Priority="35" QFormat="true" Name="caption"/&gt;</text:p><text:p><text:s text:c="2"/>&lt;w:LsdException Locked="false" Priority="0" SemiHidden="false"</text:p><text:p><text:s text:c="3"/>UnhideWhenUsed="false" QFormat="true" Name="Title"/&gt;</text:p><text:p><text:s text:c="2"/>&lt;w:LsdException Locked="false" Priority="1" Name="Default Paragraph Font"/&gt;</text:p><text:p><text:s text:c="2"/>&lt;w:LsdException Locked="false" Priority="11" SemiHidden="false"</text:p><text:p><text:s text:c="3"/>UnhideWhenUsed="false" QFormat="true" Name="Subtitle"/&gt;</text:p><text:p><text:s text:c="2"/>&lt;w:LsdException Locked="false" Priority="22" SemiHidden="false"</text:p><text:p><text:s text:c="3"/>UnhideWhenUsed="false" QFormat="true" Name="Strong"/&gt;</text:p><text:p><text:s text:c="2"/>&lt;w:LsdException Locked="false" Priority="20" SemiHidden="false"</text:p><text:p><text:s text:c="3"/>UnhideWhenUsed="false" QFormat="true" Name="Emphasis"/&gt;</text:p><text:p><text:s text:c="2"/>&lt;w:LsdException Locked="false" Priority="59" SemiHidden="false"</text:p><text:p><text:s text:c="3"/>UnhideWhenUsed="false" Name="Table Grid"/&gt;</text:p><text:p><text:s text:c="2"/>&lt;w:LsdException Locked="false" UnhideWhenUsed="false" Name="Placeholder Text"/&gt;</text:p><text:p><text:s text:c="2"/>&lt;w:LsdException Locked="false" Priority="1" SemiHidden="false"</text:p><text:p><text:s text:c="3"/>UnhideWhenUsed="false" QFormat="true" Name="No Spacing"/&gt;</text:p><text:p><text:s text:c="2"/>&lt;w:LsdException Locked="false" Priority="60" SemiHidden="false"</text:p><text:p><text:s text:c="3"/>UnhideWhenUsed="false" Name="Light Shading"/&gt;</text:p><text:p><text:s text:c="2"/>&lt;w:LsdException Locked="false" Priority="61" SemiHidden="false"</text:p><text:p><text:s text:c="3"/>UnhideWhenUsed="false" Name="Light List"/&gt;</text:p><text:p><text:s text:c="2"/>&lt;w:LsdException Locked="false" Priority="62" SemiHidden="false"</text:p><text:p><text:s text:c="3"/>UnhideWhenUsed="false" Name="Light Grid"/&gt;</text:p><text:p><text:s text:c="2"/>&lt;w:LsdException Locked="false" Priority="63" SemiHidden="false"</text:p><text:p><text:s text:c="3"/>UnhideWhenUsed="false" Name="Medium Shading 1"/&gt;</text:p><text:p><text:s text:c="2"/>&lt;w:LsdException Locked="false" Priority="64" SemiHidden="false"</text:p><text:p><text:s text:c="3"/>UnhideWhenUsed="false" Name="Medium Shading 2"/&gt;</text:p><text:p><text:s text:c="2"/>&lt;w:LsdException Locked="false" Priority="65" SemiHidden="false"</text:p><text:p><text:s text:c="3"/>UnhideWhenUsed="false" Name="Medium List 1"/&gt;</text:p><text:p><text:s text:c="2"/>&lt;w:LsdException Locked="false" Priority="66" SemiHidden="false"</text:p><text:p><text:s text:c="3"/>UnhideWhenUsed="false" Name="Medium List 2"/&gt;</text:p><text:p><text:s text:c="2"/>&lt;w:LsdException Locked="false" Priority="67" SemiHidden="false"</text:p><text:p><text:s text:c="3"/>UnhideWhenUsed="false" Name="Medium Grid 1"/&gt;</text:p><text:p><text:s text:c="2"/>&lt;w:LsdException Locked="false" Priority="68" SemiHidden="false"</text:p><text:p><text:s text:c="3"/>UnhideWhenUsed="false" Name="Medium Grid 2"/&gt;</text:p><text:p><text:s text:c="2"/>&lt;w:LsdException Locked="false" Priority="69" SemiHidden="false"</text:p><text:p><text:s text:c="3"/>UnhideWhenUsed="false" Name="Medium Grid 3"/&gt;</text:p><text:p><text:s text:c="2"/>&lt;w:LsdException Locked="false" Priority="70" SemiHidden="false"</text:p><text:p><text:s text:c="3"/>UnhideWhenUsed="false" Name="Dark List"/&gt;</text:p><text:p><text:s text:c="2"/>&lt;w:LsdException Locked="false" Priority="71" SemiHidden="false"</text:p><text:p><text:s text:c="3"/>UnhideWhenUsed="false" Name="Colorful Shading"/&gt;</text:p><text:p><text:s text:c="2"/>&lt;w:LsdException Locked="false" Priority="72" SemiHidden="false"</text:p><text:p><text:s text:c="3"/>UnhideWhenUsed="false" Name="Colorful List"/&gt;</text:p><text:p><text:s text:c="2"/>&lt;w:LsdException Locked="false" Priority="73" SemiHidden="false"</text:p><text:p><text:s text:c="3"/>UnhideWhenUsed="false" Name="Colorful Grid"/&gt;</text:p><text:p><text:s text:c="2"/>&lt;w:LsdException Locked="false" Priority="60" SemiHidden="false"</text:p><text:p><text:s text:c="3"/>UnhideWhenUsed="false" Name="Light Shading Accent 1"/&gt;</text:p><text:p><text:s text:c="2"/>&lt;w:LsdException Locked="false" Priority="61" SemiHidden="false"</text:p><text:p><text:s text:c="3"/>UnhideWhenUsed="false" Name="Light List Accent 1"/&gt;</text:p><text:p><text:s text:c="2"/>&lt;w:LsdException Locked="false" Priority="62" SemiHidden="false"</text:p><text:p><text:s text:c="3"/>UnhideWhenUsed="false" Name="Light Grid Accent 1"/&gt;</text:p><text:p><text:s text:c="2"/>&lt;w:LsdException Locked="false" Priority="63" SemiHidden="false"</text:p><text:p><text:s text:c="3"/>UnhideWhenUsed="false" Name="Medium Shading 1 Accent 1"/&gt;</text:p><text:p><text:s text:c="2"/>&lt;w:LsdException Locked="false" Priority="64" SemiHidden="false"</text:p><text:p><text:s text:c="3"/>UnhideWhenUsed="false" Name="Medium Shading 2 Accent 1"/&gt;</text:p><text:p><text:s text:c="2"/>&lt;w:LsdException Locked="false" Priority="65" SemiHidden="false"</text:p><text:p><text:s text:c="3"/>UnhideWhenUsed="false" Name="Medium List 1 Accent 1"/&gt;</text:p><text:p><text:s text:c="2"/>&lt;w:LsdException Locked="false" UnhideWhenUsed="false" Name="Revision"/&gt;</text:p><text:p><text:s text:c="2"/>&lt;w:LsdException Locked="false" Priority="34" SemiHidden="false"</text:p><text:p><text:s text:c="3"/>UnhideWhenUsed="false" QFormat="true" Name="List Paragraph"/&gt;</text:p><text:p><text:s text:c="2"/>&lt;w:LsdException Locked="false" Priority="29" SemiHidden="false"</text:p><text:p><text:s text:c="3"/>UnhideWhenUsed="false" QFormat="true" Name="Quote"/&gt;</text:p><text:p><text:s text:c="2"/>&lt;w:LsdException Locked="false" Priority="30" SemiHidden="false"</text:p><text:p><text:s text:c="3"/>UnhideWhenUsed="false" QFormat="true" Name="Intense Quote"/&gt;</text:p><text:p><text:s text:c="2"/>&lt;w:LsdException Locked="false" Priority="66" SemiHidden="false"</text:p><text:p><text:s text:c="3"/>UnhideWhenUsed="false" Name="Medium List 2 Accent 1"/&gt;</text:p><text:p><text:s text:c="2"/>&lt;w:LsdException Locked="false" Priority="67" SemiHidden="false"</text:p><text:p><text:s text:c="3"/>UnhideWhenUsed="false" Name="Medium Grid 1 Accent 1"/&gt;</text:p><text:p><text:s text:c="2"/>&lt;w:LsdException Locked="false" Priority="68" SemiHidden="false"</text:p><text:p><text:s text:c="3"/>UnhideWhenUsed="false" Name="Medium Grid 2 Accent 1"/&gt;</text:p><text:p><text:s text:c="2"/>&lt;w:LsdException Locked="false" Priority="69" SemiHidden="false"</text:p><text:p><text:s text:c="3"/>UnhideWhenUsed="false" Name="Medium Grid 3 Accent 1"/&gt;</text:p><text:p><text:s text:c="2"/>&lt;w:LsdException Locked="false" Priority="70" SemiHidden="false"</text:p><text:p><text:s text:c="3"/>UnhideWhenUsed="false" Name="Dark List Accent 1"/&gt;</text:p><text:p><text:s text:c="2"/>&lt;w:LsdException Locked="false" Priority="71" SemiHidden="false"</text:p><text:p><text:s text:c="3"/>UnhideWhenUsed="false" Name="Colorful Shading Accent 1"/&gt;</text:p><text:p><text:s text:c="2"/>&lt;w:LsdException Locked="false" Priority="72" SemiHidden="false"</text:p><text:p><text:s text:c="3"/>UnhideWhenUsed="false" Name="Colorful List Accent 1"/&gt;</text:p><text:p><text:s text:c="2"/>&lt;w:LsdException Locked="false" Priority="73" SemiHidden="false"</text:p><text:p><text:s text:c="3"/>UnhideWhenUsed="false" Name="Colorful Grid Accent 1"/&gt;</text:p><text:p><text:s text:c="2"/>&lt;w:LsdException Locked="false" Priority="60" SemiHidden="false"</text:p><text:p><text:s text:c="3"/>UnhideWhenUsed="false" Name="Light Shading Accent 2"/&gt;</text:p><text:p><text:s text:c="2"/>&lt;w:LsdException Locked="false" Priority="61" SemiHidden="false"</text:p><text:p><text:s text:c="3"/>UnhideWhenUsed="false" Name="Light List Accent 2"/&gt;</text:p><text:p><text:s text:c="2"/>&lt;w:LsdException Locked="false" Priority="62" SemiHidden="false"</text:p><text:p><text:s text:c="3"/>UnhideWhenUsed="false" Name="Light Grid Accent 2"/&gt;</text:p><text:p><text:s text:c="2"/>&lt;w:LsdException Locked="false" Priority="63" SemiHidden="false"</text:p><text:p><text:s text:c="3"/>UnhideWhenUsed="false" Name="Medium Shading 1 Accent 2"/&gt;</text:p><text:p><text:s text:c="2"/>&lt;w:LsdException Locked="false" Priority="64" SemiHidden="false"</text:p><text:p><text:s text:c="3"/>UnhideWhenUsed="false" Name="Medium Shading 2 Accent 2"/&gt;</text:p><text:p><text:s text:c="2"/>&lt;w:LsdException Locked="false" Priority="65" SemiHidden="false"</text:p><text:p><text:s text:c="3"/>UnhideWhenUsed="false" Name="Medium List 1 Accent 2"/&gt;</text:p><text:p><text:s text:c="2"/>&lt;w:LsdException Locked="false" Priority="66" SemiHidden="false"</text:p><text:p><text:s text:c="3"/>UnhideWhenUsed="false" Name="Medium List 2 Accent 2"/&gt;</text:p><text:p><text:s text:c="2"/>&lt;w:LsdException Locked="false" Priority="67" SemiHidden="false"</text:p><text:p><text:s text:c="3"/>UnhideWhenUsed="false" Name="Medium Grid 1 Accent 2"/&gt;</text:p><text:p><text:s text:c="2"/>&lt;w:LsdException Locked="false" Priority="68" SemiHidden="false"</text:p><text:p><text:s text:c="3"/>UnhideWhenUsed="false" Name="Medium Grid 2 Accent 2"/&gt;</text:p><text:p><text:s text:c="2"/>&lt;w:LsdException Locked="false" Priority="69" SemiHidden="false"</text:p><text:p><text:s text:c="3"/>UnhideWhenUsed="false" Name="Medium Grid 3 Accent 2"/&gt;</text:p><text:p><text:s text:c="2"/>&lt;w:LsdException Locked="false" Priority="70" SemiHidden="false"</text:p><text:p><text:s text:c="3"/>UnhideWhenUsed="false" Name="Dark List Accent 2"/&gt;</text:p><text:p><text:s text:c="2"/>&lt;w:LsdException Locked="false" Priority="71" SemiHidden="false"</text:p><text:p><text:s text:c="3"/>UnhideWhenUsed="false" Name="Colorful Shading Accent 2"/&gt;</text:p><text:p><text:s text:c="2"/>&lt;w:LsdException Locked="false" Priority="72" SemiHidden="false"</text:p><text:p><text:s text:c="3"/>UnhideWhenUsed="false" Name="Colorful List Accent 2"/&gt;</text:p><text:p><text:s text:c="2"/>&lt;w:LsdException Locked="false" Priority="73" SemiHidden="false"</text:p><text:p><text:s text:c="3"/>UnhideWhenUsed="false" Name="Colorful Grid Accent 2"/&gt;</text:p><text:p><text:s text:c="2"/>&lt;w:LsdException Locked="false" Priority="60" SemiHidden="false"</text:p><text:p><text:s text:c="3"/>UnhideWhenUsed="false" Name="Light Shading Accent 3"/&gt;</text:p><text:p><text:s text:c="2"/>&lt;w:LsdException Locked="false" Priority="61" SemiHidden="false"</text:p><text:p><text:s text:c="3"/>UnhideWhenUsed="false" Name="Light List Accent 3"/&gt;</text:p><text:p><text:s text:c="2"/>&lt;w:LsdException Locked="false" Priority="62" SemiHidden="false"</text:p><text:p><text:s text:c="3"/>UnhideWhenUsed="false" Name="Light Grid Accent 3"/&gt;</text:p><text:p><text:s text:c="2"/>&lt;w:LsdException Locked="false" Priority="63" SemiHidden="false"</text:p><text:p><text:s text:c="3"/>UnhideWhenUsed="false" Name="Medium Shading 1 Accent 3"/&gt;</text:p><text:p><text:s text:c="2"/>&lt;w:LsdException Locked="false" Priority="64" SemiHidden="false"</text:p><text:p><text:s text:c="3"/>UnhideWhenUsed="false" Name="Medium Shading 2 Accent 3"/&gt;</text:p><text:p><text:s text:c="2"/>&lt;w:LsdException Locked="false" Priority="65" SemiHidden="false"</text:p><text:p><text:s text:c="3"/>UnhideWhenUsed="false" Name="Medium List 1 Accent 3"/&gt;</text:p><text:p><text:s text:c="2"/>&lt;w:LsdException Locked="false" Priority="66" SemiHidden="false"</text:p><text:p><text:s text:c="3"/>UnhideWhenUsed="false" Name="Medium List 2 Accent 3"/&gt;</text:p><text:p><text:s text:c="2"/>&lt;w:LsdException Locked="false" Priority="67" SemiHidden="false"</text:p><text:p><text:s text:c="3"/>UnhideWhenUsed="false" Name="Medium Grid 1 Accent 3"/&gt;</text:p><text:p><text:s text:c="2"/>&lt;w:LsdException Locked="false" Priority="68" SemiHidden="false"</text:p><text:p><text:s text:c="3"/>UnhideWhenUsed="false" Name="Medium Grid 2 Accent 3"/&gt;</text:p><text:p><text:s text:c="2"/>&lt;w:LsdException Locked="false" Priority="69" SemiHidden="false"</text:p><text:p><text:s text:c="3"/>UnhideWhenUsed="false" Name="Medium Grid 3 Accent 3"/&gt;</text:p><text:p><text:s text:c="2"/>&lt;w:LsdException Locked="false" Priority="70" SemiHidden="false"</text:p><text:p><text:s text:c="3"/>UnhideWhenUsed="false" Name="Dark List Accent 3"/&gt;</text:p><text:p><text:s text:c="2"/>&lt;w:LsdException Locked="false" Priority="71" SemiHidden="false"</text:p><text:p><text:s text:c="3"/>UnhideWhenUsed="false" Name="Colorful Shading Accent 3"/&gt;</text:p><text:p><text:s text:c="2"/>&lt;w:LsdException Locked="false" Priority="72" SemiHidden="false"</text:p><text:p><text:s text:c="3"/>UnhideWhenUsed="false" Name="Colorful List Accent 3"/&gt;</text:p><text:p><text:s text:c="2"/>&lt;w:LsdException Locked="false" Priority="73" SemiHidden="false"</text:p><text:p><text:s text:c="3"/>UnhideWhenUsed="false" Name="Colorful Grid Accent 3"/&gt;</text:p><text:p><text:s text:c="2"/>&lt;w:LsdException Locked="false" Priority="60" SemiHidden="false"</text:p><text:p><text:s text:c="3"/>UnhideWhenUsed="false" Name="Light Shading Accent 4"/&gt;</text:p><text:p><text:s text:c="2"/>&lt;w:LsdException Locked="false" Priority="61" SemiHidden="false"</text:p><text:p><text:s text:c="3"/>UnhideWhenUsed="false" Name="Light List Accent 4"/&gt;</text:p><text:p><text:s text:c="2"/>&lt;w:LsdException Locked="false" Priority="62" SemiHidden="false"</text:p><text:p><text:s text:c="3"/>UnhideWhenUsed="false" Name="Light Grid Accent 4"/&gt;</text:p><text:p><text:s text:c="2"/>&lt;w:LsdException Locked="false" Priority="63" SemiHidden="false"</text:p><text:p><text:s text:c="3"/>UnhideWhenUsed="false" Name="Medium Shading 1 Accent 4"/&gt;</text:p><text:p><text:s text:c="2"/>&lt;w:LsdException Locked="false" Priority="64" SemiHidden="false"</text:p><text:p><text:s text:c="3"/>UnhideWhenUsed="false" Name="Medium Shading 2 Accent 4"/&gt;</text:p><text:p><text:s text:c="2"/>&lt;w:LsdException Locked="false" Priority="65" SemiHidden="false"</text:p><text:p><text:s text:c="3"/>UnhideWhenUsed="false" Name="Medium List 1 Accent 4"/&gt;</text:p><text:p><text:s text:c="2"/>&lt;w:LsdException Locked="false" Priority="66" SemiHidden="false"</text:p><text:p><text:s text:c="3"/>UnhideWhenUsed="false" Name="Medium List 2 Accent 4"/&gt;</text:p><text:p><text:s text:c="2"/>&lt;w:LsdException Locked="false" Priority="67" SemiHidden="false"</text:p><text:p><text:s text:c="3"/>UnhideWhenUsed="false" Name="Medium Grid 1 Accent 4"/&gt;</text:p><text:p><text:s text:c="2"/>&lt;w:LsdException Locked="false" Priority="68" SemiHidden="false"</text:p><text:p><text:s text:c="3"/>UnhideWhenUsed="false" Name="Medium Grid 2 Accent 4"/&gt;</text:p><text:p><text:s text:c="2"/>&lt;w:LsdException Locked="false" Priority="69" SemiHidden="false"</text:p><text:p><text:s text:c="3"/>UnhideWhenUsed="false" Name="Medium Grid 3 Accent 4"/&gt;</text:p><text:p><text:s text:c="2"/>&lt;w:LsdException Locked="false" Priority="70" SemiHidden="false"</text:p><text:p><text:s text:c="3"/>UnhideWhenUsed="false" Name="Dark List Accent 4"/&gt;</text:p><text:p><text:s text:c="2"/>&lt;w:LsdException Locked="false" Priority="71" SemiHidden="false"</text:p><text:p><text:s text:c="3"/>UnhideWhenUsed="false" Name="Colorful Shading Accent 4"/&gt;</text:p><text:p><text:s text:c="2"/>&lt;w:LsdException Locked="false" Priority="72" SemiHidden="false"</text:p><text:p><text:s text:c="3"/>UnhideWhenUsed="false" Name="Colorful List Accent 4"/&gt;</text:p><text:p><text:s text:c="2"/>&lt;w:LsdException Locked="false" Priority="73" SemiHidden="false"</text:p><text:p><text:s text:c="3"/>UnhideWhenUsed="false" Name="Colorful Grid Accent 4"/&gt;</text:p><text:p><text:s text:c="2"/>&lt;w:LsdException Locked="false" Priority="60" SemiHidden="false"</text:p><text:p><text:s text:c="3"/>UnhideWhenUsed="false" Name="Light Shading Accent 5"/&gt;</text:p><text:p><text:s text:c="2"/>&lt;w:LsdException Locked="false" Priority="61" SemiHidden="false"</text:p><text:p><text:s text:c="3"/>UnhideWhenUsed="false" Name="Light List Accent 5"/&gt;</text:p><text:p><text:s text:c="2"/>&lt;w:LsdException Locked="false" Priority="62" SemiHidden="false"</text:p><text:p><text:s text:c="3"/>UnhideWhenUsed="false" Name="Light Grid Accent 5"/&gt;</text:p><text:p><text:s text:c="2"/>&lt;w:LsdException Locked="false" Priority="63" SemiHidden="false"</text:p><text:p><text:s text:c="3"/>UnhideWhenUsed="false" Name="Medium Shading 1 Accent 5"/&gt;</text:p><text:p><text:s text:c="2"/>&lt;w:LsdException Locked="false" Priority="64" SemiHidden="false"</text:p><text:p><text:s text:c="3"/>UnhideWhenUsed="false" Name="Medium Shading 2 Accent 5"/&gt;</text:p><text:p><text:s text:c="2"/>&lt;w:LsdException Locked="false" Priority="65" SemiHidden="false"</text:p><text:p><text:s text:c="3"/>UnhideWhenUsed="false" Name="Medium List 1 Accent 5"/&gt;</text:p><text:p><text:s text:c="2"/>&lt;w:LsdException Locked="false" Priority="66" SemiHidden="false"</text:p><text:p><text:s text:c="3"/>UnhideWhenUsed="false" Name="Medium List 2 Accent 5"/&gt;</text:p><text:p><text:s text:c="2"/>&lt;w:LsdException Locked="false" Priority="67" SemiHidden="false"</text:p><text:p><text:s text:c="3"/>UnhideWhenUsed="false" Name="Medium Grid 1 Accent 5"/&gt;</text:p><text:p><text:s text:c="2"/>&lt;w:LsdException Locked="false" Priority="68" SemiHidden="false"</text:p><text:p><text:s text:c="3"/>UnhideWhenUsed="false" Name="Medium Grid 2 Accent 5"/&gt;</text:p><text:p><text:s text:c="2"/>&lt;w:LsdException Locked="false" Priority="69" SemiHidden="false"</text:p><text:p><text:s text:c="3"/>UnhideWhenUsed="false" Name="Medium Grid 3 Accent 5"/&gt;</text:p><text:p><text:s text:c="2"/>&lt;w:LsdException Locked="false" Priority="70" SemiHidden="false"</text:p><text:p><text:s text:c="3"/>UnhideWhenUsed="false" Name="Dark List Accent 5"/&gt;</text:p><text:p><text:s text:c="2"/>&lt;w:LsdException Locked="false" Priority="71" SemiHidden="false"</text:p><text:p><text:s text:c="3"/>UnhideWhenUsed="false" Name="Colorful Shading Accent 5"/&gt;</text:p><text:p><text:s text:c="2"/>&lt;w:LsdException Locked="false" Priority="72" SemiHidden="false"</text:p><text:p><text:s text:c="3"/>UnhideWhenUsed="false" Name="Colorful List Accent 5"/&gt;</text:p><text:p><text:s text:c="2"/>&lt;w:LsdException Locked="false" Priority="73" SemiHidden="false"</text:p><text:p><text:s text:c="3"/>UnhideWhenUsed="false" Name="Colorful Grid Accent 5"/&gt;</text:p><text:p><text:s text:c="2"/>&lt;w:LsdException Locked="false" Priority="60" SemiHidden="false"</text:p><text:p><text:s text:c="3"/>UnhideWhenUsed="false" Name="Light Shading Accent 6"/&gt;</text:p><text:p><text:s text:c="2"/>&lt;w:LsdException Locked="false" Priority="61" SemiHidden="false"</text:p><text:p><text:s text:c="3"/>UnhideWhenUsed="false" Name="Light List Accent 6"/&gt;</text:p><text:p><text:s text:c="2"/>&lt;w:LsdException Locked="false" Priority="62" SemiHidden="false"</text:p><text:p><text:s text:c="3"/>UnhideWhenUsed="false" Name="Light Grid Accent 6"/&gt;</text:p><text:p><text:s text:c="2"/>&lt;w:LsdException Locked="false" Priority="63" SemiHidden="false"</text:p><text:p><text:s text:c="3"/>UnhideWhenUsed="false" Name="Medium Shading 1 Accent 6"/&gt;</text:p><text:p><text:s text:c="2"/>&lt;w:LsdException Locked="false" Priority="64" SemiHidden="false"</text:p><text:p><text:s text:c="3"/>UnhideWhenUsed="false" Name="Medium Shading 2 Accent 6"/&gt;</text:p><text:p><text:s text:c="2"/>&lt;w:LsdException Locked="false" Priority="65" SemiHidden="false"</text:p><text:p><text:s text:c="3"/>UnhideWhenUsed="false" Name="Medium List 1 Accent 6"/&gt;</text:p><text:p><text:s text:c="2"/>&lt;w:LsdException Locked="false" Priority="66" SemiHidden="false"</text:p><text:p><text:s text:c="3"/>UnhideWhenUsed="false" Name="Medium List 2 Accent 6"/&gt;</text:p><text:p><text:s text:c="2"/>&lt;w:LsdException Locked="false" Priority="67" SemiHidden="false"</text:p><text:p><text:s text:c="3"/>UnhideWhenUsed="false" Name="Medium Grid 1 Accent 6"/&gt;</text:p><text:p><text:s text:c="2"/>&lt;w:LsdException Locked="false" Priority="68" SemiHidden="false"</text:p><text:p><text:s text:c="3"/>UnhideWhenUsed="false" Name="Medium Grid 2 Accent 6"/&gt;</text:p><text:p><text:s text:c="2"/>&lt;w:LsdException Locked="false" Priority="69" SemiHidden="false"</text:p><text:p><text:s text:c="3"/>UnhideWhenUsed="false" Name="Medium Grid 3 Accent 6"/&gt;</text:p><text:p><text:s text:c="2"/>&lt;w:LsdException Locked="false" Priority="70" SemiHidden="false"</text:p><text:p><text:s text:c="3"/>UnhideWhenUsed="false" Name="Dark List Accent 6"/&gt;</text:p><text:p><text:s text:c="2"/>&lt;w:LsdException Locked="false" Priority="71" SemiHidden="false"</text:p><text:p><text:s text:c="3"/>UnhideWhenUsed="false" Name="Colorful Shading Accent 6"/&gt;</text:p><text:p><text:s text:c="2"/>&lt;w:LsdException Locked="false" Priority="72" SemiHidden="false"</text:p><text:p><text:s text:c="3"/>UnhideWhenUsed="false" Name="Colorful List Accent 6"/&gt;</text:p><text:p><text:s text:c="2"/>&lt;w:LsdException Locked="false" Priority="73" SemiHidden="false"</text:p><text:p><text:s text:c="3"/>UnhideWhenUsed="false" Name="Colorful Grid Accent 6"/&gt;</text:p><text:p><text:s text:c="2"/>&lt;w:LsdException Locked="false" Priority="19" SemiHidden="false"</text:p><text:p><text:s text:c="3"/>UnhideWhenUsed="false" QFormat="true" Name="Subtle Emphasis"/&gt;</text:p><text:p><text:s text:c="2"/>&lt;w:LsdException Locked="false" Priority="21" SemiHidden="false"</text:p><text:p><text:s text:c="3"/>UnhideWhenUsed="false" QFormat="true" Name="Intense Emphasis"/&gt;</text:p><text:p><text:s text:c="2"/>&lt;w:LsdException Locked="false" Priority="31" SemiHidden="false"</text:p><text:p><text:s text:c="3"/>UnhideWhenUsed="false" QFormat="true" Name="Subtle Reference"/&gt;</text:p><text:p><text:s text:c="2"/>&lt;w:LsdException Locked="false" Priority="32" SemiHidden="false"</text:p><text:p><text:s text:c="3"/>UnhideWhenUsed="false" QFormat="true" Name="Intense Reference"/&gt;</text:p><text:p><text:s text:c="2"/>&lt;w:LsdException Locked="false" Priority="33" SemiHidden="false"</text:p><text:p><text:s text:c="3"/>UnhideWhenUsed="false" QFormat="true" Name="Book Title"/&gt;</text:p><text:p><text:s text:c="2"/>&lt;w:LsdException Locked="false" Priority="37" Name="Bibliography"/&gt;</text:p><text:p><text:s text:c="2"/>&lt;w:LsdException Locked="false" Priority="39" QFormat="true" Name="TOC Heading"/&gt;</text:p><text:p><text:s/>&lt;/w:LatentStyles&gt;</text:p><text:p>&lt;/xml&gt;&lt;![endif]--&gt;</text:p></office:annotation></text:span></text:span><text:span text:style-name="Default_20_Paragraph_20_Font"><text:span text:style-name="T2"><office:annotation><dc:date>2015-02-03T16:20:00</dc:date><text:p>&lt;!--[if gte mso 10]&gt;</text:p><text:p>&lt;style&gt;</text:p><text:p><text:s/>/* Style Definitions */</text:p><text:p>table.MsoNormalTable</text:p><text:p><text:tab/>{mso-style-name:"Table Normal";</text:p><text:p><text:tab/>mso-tstyle-rowband-size:0;</text:p><text:p><text:tab/>mso-tstyle-colband-size:0;</text:p><text:p><text:tab/>mso-style-noshow:yes;</text:p><text:p><text:tab/>mso-style-priority:99;</text:p><text:p><text:tab/>mso-style-parent:"";</text:p><text:p><text:tab/>mso-padding-alt:0cm 5.4pt 0cm 5.4pt;</text:p><text:p><text:tab/>mso-para-margin:0cm;</text:p><text:p><text:tab/>mso-para-margin-bottom:.0001pt;</text:p><text:p><text:tab/>mso-pagination:widow-orphan;</text:p><text:p><text:tab/>font-size:10.0pt;</text:p><text:p><text:tab/>font-family:"Times New Roman";}</text:p><text:p>&lt;/style&gt;</text:p><text:p>&lt;![endif]--&gt;</text:p></office:annotation></text:span>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7">Prepared by: Kyle Rosales</text:p>
            <text:p text:style-name="P7">Date: 03/16/2017</text:p>
            <text:p text:style-name="P7">Developer’s Group Name: Manifold Cheddar</text:p>
            <text:p text:style-name="P7">Project Name: Set Tayo ng Date</text:p>
            <text:p text:style-name="P7">Sprint Number: <text:span text:style-name="T3">5</text:span></text:p>
          </table:table-cell>
        </table:table-row>
        <table:table-row>
          <table:table-cell table:style-name="Table1.A2" office:value-type="string">
            <text:list xml:id="list9101801373771776097" text:style-name="L317">
              <text:list-item>
                <text:p text:style-name="P11">What were the main lessons your team learned in this sprint?</text:p>
              </text:list-item>
            </text:list>
            <text:p text:style-name="P12">Some version control quirks and techicalities</text:p>
            <text:p text:style-name="P8"/>
            <text:p text:style-name="P8"/>
            <text:list xml:id="list34140050244604" text:continue-numbering="true" text:style-name="L317">
              <text:list-item>
                <text:p text:style-name="P11">Describe one example of what went right in this sprint.</text:p>
              </text:list-item>
            </text:list>
            <text:p text:style-name="P13">The main functionalities are done</text:p>
            <text:p text:style-name="P8"/>
            <text:p text:style-name="P8"/>
            <text:list xml:id="list34139845365810" text:continue-numbering="true" text:style-name="L317">
              <text:list-item>
                <text:p text:style-name="P11">Describe one example of what went wrong in this sprint.</text:p>
              </text:list-item>
            </text:list>
            <text:p text:style-name="P12">We mishandled migration files.</text:p>
            <text:p text:style-name="P9"/>
            <text:p text:style-name="P8"/>
            <text:list xml:id="list34139141499313" text:continue-numbering="true" text:style-name="L317">
              <text:list-item>
                <text:p text:style-name="P11">What will you do differently on the next sprint based on your experience working on this current sprint?</text:p>
              </text:list-item>
            </text:list>
            <text:p text:style-name="P12">No more sprint left, polish overall and find/fix bugs</text:p>
            <text:p text:style-name="P6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Noto Sans" svg:font-family="'Noto Sans'" style:font-family-generic="swiss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24pt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hyphenation-ladder-count="no-limit" fo:keep-with-next="always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ucida Sans" style:font-family-complex="'Lucida Sans'" style:font-family-generic-complex="swiss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ucida Sans" style:font-family-complex="'Lucida Sans'" style:font-family-generic-complex="swiss" style:font-pitch-complex="variable" fo:hyphenate="false"/>
    </style:style>
    <style:style style:name="Contents_20_1" style:display-name="Contents 1" style:family="paragraph" style:parent-style-name="Standard" style:next-style-name="Standard" style:class="index">
      <style:paragraph-properties fo:hyphenation-ladder-count="no-limit"/>
      <style:text-properties fo:font-size="12pt" style:font-size-asian="12pt" style:font-size-complex="12pt"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 fo:hyphenate="fals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hyphenation-ladder-count="no-limit" fo:text-indent="0cm" style:auto-text-indent="false">
        <style:tab-stops/>
      </style:paragraph-properties>
      <style:text-properties fo:font-size="12pt" style:font-size-asian="12pt" style:font-size-complex="12pt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Balloon_20_Text" style:display-name="Balloon 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/>
    </style:style>
    <style:style style:name="Default_20_Paragraph_20_Font" style:display-name="Default Paragraph Font" style:family="text"/>
    <style:style style:name="WW8Num1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7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8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9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0z1" style:family="text"/>
    <style:style style:name="WW8Num10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0z4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2" style:display-name="WW_CharLFO2LVL2" style:family="text">
      <style:text-properties fo:font-weight="bold" style:font-weight-asian="bold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_5f_CharLFO2LVL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8.25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1.4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10">
        <style:list-level-properties text:list-level-position-and-space-mode="label-alignment">
          <style:list-level-label-alignment text:label-followed-by="listtab" fo:text-indent="-0.926cm" fo:margin-left="1.7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2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9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26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0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7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4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_5f_CharLFO10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format="1" text:start-value="10">
        <style:list-level-properties text:list-level-position-and-space-mode="label-alignment">
          <style:list-level-label-alignment text:label-followed-by="listtab" fo:text-indent="-0.926cm" fo:margin-left="2.831cm"/>
        </style:list-level-properties>
      </text:list-level-style-number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423cm" style:contextual-spacing="false"/>
      <style:text-properties fo:font-size="10pt" fo:font-style="italic" fo:font-weight="bold" style:font-size-asian="10pt" style:font-style-asian="italic" style:font-weight-asian="bold" style:font-size-complex="10pt"/>
    </style:style>
    <style:style style:name="MP2" style:family="paragraph" style:parent-style-name="Footer">
      <style:paragraph-properties fo:text-align="center" style:justify-single-word="false" style:border-line-width="0.018cm 0.018cm 0.018cm" fo:padding="0.035cm" fo:border="1.5pt double #000000" style:shadow="none"/>
    </style:style>
    <style:style style:name="MT1" style:family="text">
      <style:text-properties style:font-name="Verdana"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3.175cm" fo:margin-right="3.175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/></text:p>
      </style:header>
      <style:footer>
        <text:p text:style-name="MP2"><text:span text:style-name="Page_20_Number"><text:span text:style-name="MT1"><text:tab/><text:tab/></text:span></text:span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title>OHD General Programming Standards and Guidelines Summary Document</dc:title>
    <meta:initial-creator>LawrenceB</meta:initial-creator>
    <dc:creator>DPK </dc:creator>
    <meta:creation-date>2017-02-02T21:31:00Z</meta:creation-date>
    <dc:date>2017-04-07T03:41:24.840405138</dc:date>
    <meta:print-date>2006-07-28T14:33:00Z</meta:print-date>
    <meta:editing-cycles>8</meta:editing-cycles>
    <meta:editing-duration>PT11M47S</meta:editing-duration>
    <meta:document-statistic meta:table-count="1" meta:image-count="0" meta:object-count="0" meta:page-count="1" meta:paragraph-count="18" meta:word-count="106" meta:character-count="626" meta:non-whitespace-character-count="537"/>
    <meta:template xlink:type="simple" xlink:actuate="onRequest" xlink:title="" xlink:href="../3.0%20Sprint%20Retrospect%204.odt/Normal.dotm"/>
  </office:meta>
</office:document-meta>
</file>